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d659a" officeooo:paragraph-rsid="000d659a"/>
    </style:style>
    <style:style style:name="P2" style:family="paragraph" style:parent-style-name="Header">
      <style:text-properties officeooo:rsid="000d659a" officeooo:paragraph-rsid="000d659a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paragraph-rsid="000d659a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6" style:family="paragraph" style:parent-style-name="Text_20_body">
      <style:text-properties officeooo:paragraph-rsid="000d659a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paragraph-rsid="000d659a" style:font-weight-asian="bold" style:font-weight-complex="bold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2.54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font-style="normal" fo:font-weight="normal" officeooo:paragraph-rsid="000d659a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d659a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d659a" style:font-weight-asian="normal" style:font-weight-complex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d659a"/>
    </style:style>
    <style:style style:name="P1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0d659a" style:text-blinking="false" fo:background-color="transparent" loext:char-shading-value="0"/>
    </style:style>
    <style:style style:name="T5" style:family="text">
      <style:text-properties fo:font-weight="bold" officeooo:rsid="000d659a" style:font-weight-asian="bold" style:font-weight-complex="bold"/>
    </style:style>
    <style:style style:name="T6" style:family="text">
      <style:text-properties officeooo:rsid="000d659a"/>
    </style:style>
    <style:style style:name="T7" style:family="text">
      <style:text-properties style:text-line-through-style="none" style:text-line-through-type="none" style:font-name="Arial" fo:font-size="11pt" style:text-underline-style="none" style:text-blinking="false" fo:background-color="transparent" loext:char-shading-value="0"/>
    </style:style>
    <style:style style:name="T8" style:family="text">
      <style:text-properties style:text-line-through-style="none" style:text-line-through-type="none" style:font-name="Arial" fo:font-size="11pt" style:text-underline-style="none" officeooo:rsid="000d659a" style:text-blinking="false" fo:background-color="transparent" loext:char-shading-value="0"/>
    </style:style>
    <style:style style:name="T9" style:family="text">
      <style:text-properties style:text-line-through-style="none" style:text-line-through-type="none" style:font-name="Arial" fo:font-size="11pt" fo:letter-spacing="normal" style:text-underline-style="none" officeooo:rsid="000d659a" style:text-blinking="false" fo:background-color="transparent" loext:char-shading-value="0"/>
    </style:style>
    <style:style style:name="T10" style:family="text">
      <style:text-properties fo:letter-spacing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52551628" text:style-name="L1">
        <text:list-item>
          <text:p text:style-name="P9"><text:bookmark text:name="docs-internal-guid-99197e4b-7fff-0954-daea-7cf8605fdbce"/>Given the following class hierarchy, which inherited members can be accessed without qualification from within the VMI class? Which requires qualification? Explain your reasoning.</text:p>
        </text:list-item>
      </text:list>
      <text:p text:style-name="P10">struct Base {</text:p>
      <text:p text:style-name="P11">void bar(int); // public by default</text:p>
      <text:p text:style-name="P10">protected:</text:p>
      <text:p text:style-name="P11">int ival;</text:p>
      <text:p text:style-name="P10">};</text:p>
      <text:p text:style-name="P10">struct Derived1 : virtual public Base {</text:p>
      <text:p text:style-name="P11">void bar(char); // public by default</text:p>
      <text:p text:style-name="P11">void foo(char);</text:p>
      <text:p text:style-name="P10">protected:</text:p>
      <text:p text:style-name="P11">char cval;</text:p>
      <text:p text:style-name="P10">};</text:p>
      <text:p text:style-name="P10">struct Derived2 : virtual public Base {</text:p>
      <text:p text:style-name="P11">void foo(int); // public by default</text:p>
      <text:p text:style-name="P10">protected:</text:p>
      <text:p text:style-name="P11">int ival;</text:p>
      <text:p text:style-name="P11">char cval;</text:p>
      <text:p text:style-name="P10">};</text:p>
      <text:p text:style-name="P10">class VMI : public Derived1, public Derived2 { };</text:p>
      <text:p text:style-name="P6"><text:line-break/><text:span text:style-name="T5">ANSWER:</text:span></text:p>
      <text:p text:style-name="P6"><text:span text:style-name="T2">Without Qualification: </text:span></text:p>
      <text:p text:style-name="P6"><text:span text:style-name="T1">ival :- VMI -&gt; Derived2 :: ival-&gt; Base :: ival. Direct path hence precedence. </text:span></text:p>
      <text:p text:style-name="P6"><text:span text:style-name="T1">bar:- VMI-&gt; Derived1 :: bar-&gt; Base :: bar. Direct path hence precedence. </text:span></text:p>
      <text:p text:style-name="P6"><text:span text:style-name="T2">Require Qualification:</text:span><text:span text:style-name="T1"> </text:span></text:p>
      <text:p text:style-name="P6"><text:span text:style-name="T1">cval:- VMI-&gt; Derived2::cval -&gt; Base:: cval </text:span></text:p>
      <text:p text:style-name="P6"><text:span text:style-name="T1"><text:tab/><text:tab/>-&gt; Derived1::cval-&gt;Base:: cval. Multiple paths hence required.</text:span></text:p>
      <text:p text:style-name="P14">foo:- VMI-&gt; Derived2::foo -&gt; Base:: foo </text:p>
      <text:p text:style-name="P12"><text:span text:style-name="T10"><text:tab/><text:tab/>-&gt; Derived1::foo-&gt;Base:: foo. Multiple paths hence required.</text:span></text:p>
      <text:p text:style-name="P12"><text:span text:style-name="T9"/></text:p>
      <text:p text:style-name="P12"><text:bookmark text:name="docs-internal-guid-f41a0464-7fff-390e-7fd2-fb25cf846691"/><text:soft-page-break/><text:span text:style-name="T8">2. </text:span><text:span text:style-name="T7">Given the following class hierarchy:</text:span></text:p>
      <text:p text:style-name="P10">class Class { ... };</text:p>
      <text:p text:style-name="P10">class Base : public Class { ... };</text:p>
      <text:p text:style-name="P10">class D1 : virtual public Base { ... };</text:p>
      <text:p text:style-name="P10">class D2 : virtual public Base { ... };</text:p>
      <text:p text:style-name="P10">class MI : public D1, public D2 { ... };</text:p>
      <text:p text:style-name="P10">class Final : public MI, public Class { ... };</text:p>
      <text:p text:style-name="P17">(a) In what order are constructors and destructors run on a Final object?</text:p>
      <text:p text:style-name="P17">(b) A Final object has how many Base parts? How many Class parts?</text:p>
      <text:p text:style-name="P17">(c) Which of the following assignments is a compile-time error?</text:p>
      <text:p text:style-name="P10">Base *pb; Class *pc; MI *pmi; D2 *pd2;</text:p>
      <text:p text:style-name="P10">(a) pb = new Class; (b) pc = new Final;</text:p>
      <text:p text:style-name="P10">(c) pmi = pb; (d) pd2 = pmi;</text:p>
      <text:p text:style-name="Text_20_body"><text:line-break/><text:span text:style-name="T1">a) Order of constructors on a final object: Class(); // run by Base default constructor</text:span></text:p>
      <text:p text:style-name="P13"><text:tab/>Base(); // D1 &amp; D2 virtual base class initialized first</text:p>
      <text:p text:style-name="P13"><text:tab/>D1(); // indirect nonvirtual base class</text:p>
      <text:p text:style-name="P13"><text:tab/>D2(); // indirect nonvirtual base class</text:p>
      <text:p text:style-name="P13"><text:tab/>MI(); // first direct nonvirtual base class</text:p>
      <text:p text:style-name="P13"><text:tab/>Class(); // second direct nonvirtual base class (initialized again)</text:p>
      <text:p text:style-name="P13"><text:tab/>Final(); // most derived class</text:p>
      <text:p text:style-name="P13">Now the destructor will run from last object called to first, Hence</text:p>
      <text:p text:style-name="P13"><text:tab/>Final(); // most derived class</text:p>
      <text:p text:style-name="P13"><text:tab/>Class(); // second direct nonvirtual base class (initialized again)</text:p>
      <text:p text:style-name="P13"><text:tab/>MI(); // first direct nonvirtual base class</text:p>
      <text:p text:style-name="P13"><text:tab/>D2(); // indirect nonvirtual base class</text:p>
      <text:p text:style-name="P13"><text:tab/>D1(); // indirect nonvirtual base class</text:p>
      <text:p text:style-name="P13"><text:tab/>Base(); // D1 &amp; D2 virtual base class initialized first Class(); // run by Base <text:tab/>default constructor</text:p>
      <text:p text:style-name="P13">b) Final object will have 1 base part and 2 class parts.</text:p>
      <text:p text:style-name="P14"><text:soft-page-break/>c) <text:tab/>a) Invalid type conversion: Base object converted to Class object</text:p>
      <text:p text:style-name="P14"><text:tab/>b) Class is inaccessible directly due to ambiguity. There are multiple paths to Class </text:p>
      <text:p text:style-name="P14"><text:tab/>c) Invalid type conversion: Base object converted to Class object</text:p>
      <text:p text:style-name="P16"><text:span text:style-name="T1"><text:tab/>d) Valid, pmi not initialized</text:span></text:p>
      <text:p text:style-name="P16"><text:span text:style-name="T4"/></text:p>
      <text:p text:style-name="P16"><text:span text:style-name="T4">3. </text:span><text:span text:style-name="T3">Given the following classes, explain each print function:</text:span></text:p>
      <text:p text:style-name="P17">class base {</text:p>
      <text:p text:style-name="P10">public:</text:p>
      <text:p text:style-name="P11">string name() { return basename; }</text:p>
      <text:p text:style-name="P11">virtual void print(ostream &amp;os) { os &lt;&lt; basename; }</text:p>
      <text:p text:style-name="P10">private:</text:p>
      <text:p text:style-name="P11">string basename;</text:p>
      <text:p text:style-name="P10">};</text:p>
      <text:p text:style-name="P10">class derived : public base {</text:p>
      <text:p text:style-name="P10">public:</text:p>
      <text:p text:style-name="P11">void print(ostream &amp;os) { print(os); os &lt;&lt; " " &lt;&lt; i; }</text:p>
      <text:p text:style-name="P10">private:</text:p>
      <text:p text:style-name="P11">int i;</text:p>
      <text:p text:style-name="P10">};</text:p>
      <text:p text:style-name="Text_20_body"><text:line-break/><text:bookmark text:name="docs-internal-guid-ca41ebf0-7fff-f657-6471-df3d1f7ec410"/><text:span text:style-name="T3">If there is a problem in this code, how would you fix it?</text:span></text:p>
      <text:p text:style-name="Text_20_body"><text:line-break/><text:span text:style-name="T5">ANSWER:</text:span></text:p>
      <text:p text:style-name="P4">The base virtual functionprints the value of the base name member. It should be const number because it does not modify any data members. </text:p>
      <text:p text:style-name="P8">void base::print(ostream &amp;os) const { os &lt;&lt; basename }</text:p>
      <text:p text:style-name="P3">The print in derived want to call the print from base class but it’s scope is omitted. Hence it will lead to Segmentation fault: print(os) in derived will call itself indefinitely.</text:p>
      <text:p text:style-name="P7">void print(ostream &amp;os) {base::print(os); os &lt;&lt;” “&lt;&lt;i;}</text:p>
      <text:p text:style-name="P7"/>
      <text:p text:style-name="P5"><text:bookmark text:name="docs-internal-guid-6dccecc6-7fff-f59d-2c4e-39d1f3b65325"/><text:soft-page-break/><text:span text:style-name="T6">4. </text:span>Given the classes from the previous problem and the following objects, determine which function is called at run time:</text:p>
      <text:p text:style-name="P10">base bobj; base *bp1 = &amp;bobj; base &amp;br1 = bobj;</text:p>
      <text:p text:style-name="P10">derived dobj; base *bp2 = &amp;dobj; base &amp;br2 = dobj;</text:p>
      <text:p text:style-name="P17">(a) bobj.print(); (b) dobj.print(); (c) bp1-&gt;name();</text:p>
      <text:p text:style-name="P17">(d) bp2-&gt;name(); (e) br1.print(); (f) br2.print();</text:p>
      <text:p text:style-name="Text_20_body"><text:line-break/><text:span text:style-name="T5">ANSWER:</text:span></text:p>
      <text:p text:style-name="P15">e) br1.print(); </text:p>
      <text:p text:style-name="P15"><text:span text:style-name="T6">and</text:span> </text:p>
      <text:p text:style-name="P15">(f) br2.print(); </text:p>
      <text:p text:style-name="P15">are called at run ti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659a" officeooo:paragraph-rsid="000d659a"/>
    </style:style>
    <style:style style:name="MP2" style:family="paragraph" style:parent-style-name="Footer">
      <style:text-properties officeooo:rsid="000d659a" officeooo:paragraph-rsid="000d65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26cm 0.004cm 0.053cm" fo:padding="0.203cm" fo:background-color="#cccccc" draw:fill="solid" draw:fill-color="#cccccc"/>
      </style:header-style>
      <style:footer-style>
        <style:header-footer-properties fo:min-height="0cm" fo:margin-top="0.499cm" fo:border="0.31pt double #000000" style:border-line-width="0.026cm 0.004cm 0.053cm" fo:padding="0.203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PRINCIPLES OF PROGRAMMING LANGUAGES<text:tab/>LAB ASSIGNMENT - 5</text:p>
      </style:header>
      <style:footer>
        <text:p text:style-name="MP2">Name: NAMAN KHATER<text:tab/><text:page-number text:select-page="current">4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4:08:13.114261982</meta:creation-date>
    <dc:date>2022-02-21T14:17:48.746608931</dc:date>
    <meta:editing-duration>PT9M41S</meta:editing-duration>
    <meta:editing-cycles>1</meta:editing-cycles>
    <meta:document-statistic meta:table-count="0" meta:image-count="0" meta:object-count="0" meta:page-count="4" meta:paragraph-count="92" meta:word-count="651" meta:character-count="3833" meta:non-whitespace-character-count="3238"/>
    <meta:generator>LibreOffice/6.4.7.2$Linux_X86_64 LibreOffice_project/40$Build-2</meta:generator>
  </office:meta>
</office:document-meta>
</file>